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姓名</text:p>
          </table:table-cell>
          <table:table-cell office:value-type="string" table:style-name="ce1">
            <text:p>年齡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小白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小黑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507</meta:generator>
    <meta:initial-creator>Microsoft Office User</meta:initial-creator>
    <dc:creator>Microsoft Office User</dc:creator>
    <meta:creation-date>2022-05-17T16:23:44Z</meta:creation-date>
    <dc:date>2022-05-17T16:44:20Z</dc:date>
  </office:meta>
</office:document-meta>
</file>